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width="0.1cm" svg:stroke-color="#7f7f7f" draw:marker-start-width="0.35cm" draw:marker-end-width="0.35cm" draw:fill="none" draw:textarea-vertical-align="middle" fo:padding-top="0.175cm" fo:padding-bottom="0.175cm" fo:padding-left="0.3cm" fo:padding-right="0.3cm"/>
    </style:style>
    <style:style style:name="gr2" style:family="graphic" style:parent-style-name="standard">
      <style:graphic-properties svg:stroke-width="0.1cm" svg:stroke-color="#1fa8f5" draw:marker-start-width="0.35cm" draw:marker-end-width="0.35cm" draw:fill="solid" draw:fill-color="#ffffff" draw:textarea-horizontal-align="center" draw:textarea-vertical-align="middle" draw:auto-grow-height="false" fo:padding-top="0.175cm" fo:padding-bottom="0.175cm" fo:padding-left="0.3cm" fo:padding-right="0.3cm"/>
    </style:style>
    <style:style style:name="gr3" style:family="graphic" style:parent-style-name="standard">
      <style:graphic-properties svg:stroke-width="0.1cm" svg:stroke-color="#7f7f7f"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cm" svg:stroke-color="#f26817" draw:marker-start-width="0.35cm" draw:marker-end-width="0.35cm" draw:fill="solid" draw:fill-color="#ffffff" draw:textarea-horizontal-align="center" draw:textarea-vertical-align="middle" draw:auto-grow-height="true" fo:min-height="18.604cm" fo:padding-top="0.175cm" fo:padding-bottom="0.175cm" fo:padding-left="0.3cm" fo:padding-right="0.3cm" fo:wrap-option="wrap"/>
    </style:style>
    <style:style style:name="gr5" style:family="graphic" style:parent-style-name="standard">
      <style:graphic-properties svg:stroke-width="0.1cm" svg:stroke-color="#1fa8f5"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1cm" svg:stroke-color="#f79156"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8" style:family="graphic" style:parent-style-name="standard">
      <style:graphic-properties draw:fill-color="#7da647"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2.55cm" fo:min-width="4.572cm"/>
    </style:style>
    <style:style style:name="gr10" style:family="graphic" style:parent-style-name="standard">
      <style:graphic-properties draw:fill-color="#7f7f7f" draw:textarea-horizontal-align="justify" draw:textarea-vertical-align="middle" draw:auto-grow-height="false"/>
    </style:style>
    <style:style style:name="gr11" style:family="graphic" style:parent-style-name="objectwithoutfill">
      <style:graphic-properties svg:stroke-width="0.1cm" svg:stroke-color="#7f7f7f" draw:marker-start-width="0.35cm" draw:marker-end="Rounded_20_short_20_Arrow" draw:marker-end-width="0.45cm" draw:fill="none" draw:textarea-vertical-align="middle" fo:padding-top="0.175cm" fo:padding-bottom="0.175cm" fo:padding-left="0.3cm" fo:padding-right="0.3cm"/>
    </style:style>
    <style:style style:name="gr12" style:family="graphic" style:parent-style-name="objectwithoutfill">
      <style:graphic-properties svg:stroke-width="0.1cm" svg:stroke-color="#f79156" draw:marker-start-width="0.35cm" draw:marker-end="Rounded_20_short_20_Arrow" draw:marker-end-width="0.45cm" draw:fill="none" draw:textarea-vertical-align="middle" fo:padding-top="0.175cm" fo:padding-bottom="0.175cm" fo:padding-left="0.3cm" fo:padding-right="0.3cm"/>
    </style:style>
    <style:style style:name="gr13" style:family="graphic" style:parent-style-name="standard">
      <style:graphic-properties svg:stroke-width="0.1cm" svg:stroke-color="#00007a" draw:marker-start-width="0.35cm" draw:marker-end-width="0.35cm" draw:fill="solid" draw:fill-color="#ffffff" draw:textarea-horizontal-align="center" draw:textarea-vertical-align="bottom" draw:auto-grow-height="false" fo:padding-top="0.175cm" fo:padding-bottom="0.175cm" fo:padding-left="0.3cm" fo:padding-right="0.3cm"/>
    </style:style>
    <style:style style:name="gr14" style:family="graphic" style:parent-style-name="standard">
      <style:graphic-properties svg:stroke-width="0.1cm" svg:stroke-color="#00007a"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15" style:family="graphic" style:parent-style-name="standard">
      <style:graphic-properties draw:fill-color="#83ca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false" fo:min-height="2.287cm" fo:min-width="4.572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0pt" fo:font-weight="bold" style:font-size-asian="10pt" style:font-weight-asian="bold" style:font-size-complex="10pt" style:font-weight-complex="bold"/>
    </style:style>
    <style:style style:name="P4" style:family="paragraph">
      <style:paragraph-properties fo:text-align="center"/>
      <style:text-properties fo:color="#7f7f7f" fo:font-weight="bold" style:font-weight-asian="bold" style:font-weight-complex="bold"/>
    </style:style>
    <style:style style:name="P5" style:family="paragraph">
      <style:paragraph-properties fo:text-align="center"/>
      <style:text-properties fo:color="#f26817" fo:font-size="18pt" fo:font-weight="bold" style:font-size-asian="18pt" style:font-weight-asian="bold" style:font-size-complex="18pt" style:font-weight-complex="bold"/>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2pt" fo:font-weight="bold" style:font-size-asian="12pt" style:font-weight-asian="bold" style:font-size-complex="12pt" style:font-weight-complex="bold"/>
    </style:style>
    <style:style style:name="P8" style:family="paragraph">
      <style:paragraph-properties fo:text-align="center"/>
      <style:text-properties fo:color="#ffffff" fo:font-size="9pt" fo:font-weight="bold" style:font-size-asian="9pt" style:font-weight-asian="bold" style:font-size-complex="9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color="#7f7f7f" fo:font-weight="bold" style:font-weight-asian="bold" style:font-weight-complex="bold"/>
    </style:style>
    <style:style style:name="T3" style:family="text">
      <style:text-properties fo:color="#f26817" fo:font-size="18pt" fo:font-weight="bold" style:font-size-asian="18pt" style:font-weight-asian="bold" style:font-size-complex="18pt" style:font-weight-complex="bold"/>
    </style:style>
    <style:style style:name="T4" style:family="text">
      <style:text-properties fo:color="#ffffff" fo:font-size="9pt" fo:font-weight="bold" style:font-size-asian="9pt" style:font-weight-asian="bold" style:font-size-complex="9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1cm" svg:y1="4.6cm" svg:x2="13.6cm" svg:y2="4.6cm">
          <text:p/>
        </draw:line>
        <draw:custom-shape draw:style-name="gr2" draw:text-style-name="P3" draw:layer="layout" svg:width="8.526cm" svg:height="0.7cm" svg:x="4.574cm" svg:y="4.2cm">
          <text:p text:style-name="P2"><text:span text:style-name="T1"><text:s text:c="12"/></text:span><text:span text:style-name="T1">POST /1.1/voicema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719cm" svg:height="19.2cm" svg:x="1.181cm" svg:y="1.2cm">
          <draw:glue-point draw:id="4" svg:x="5cm" svg:y="-3.802cm"/>
          <draw:glue-point draw:id="5" svg:x="5cm" svg:y="-2.916cm"/>
          <text:p text:style-name="P2"><text:span text:style-name="T2">U</text:span></text:p>
          <text:p text:style-name="P2"><text:span text:style-name="T2">S</text:span></text:p>
          <text:p text:style-name="P2"><text:span text:style-name="T2">E</text:span></text:p>
          <text:p text:style-name="P2"><text:span text:style-name="T2">R</text:span></text:p>
          <text:p text:style-name="P2"><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5cm" svg:height="19.1cm" svg:x="25.2cm" svg:y="1.25cm">
          <text:p text:style-name="P2"><text:span text:style-name="T3">R</text:span></text:p>
          <text:p text:style-name="P2"><text:span text:style-name="T3">E</text:span></text:p>
          <text:p text:style-name="P2"><text:span text:style-name="T3">S</text:span></text:p>
          <text:p text:style-name="P2"><text:span text:style-name="T3">T</text:span></text:p>
          <text:p text:style-name="P2"><text:span text:style-name="T3"/></text:p>
          <text:p text:style-name="P2"><text:span text:style-name="T3">A</text:span></text:p>
          <text:p text:style-name="P2"><text:span text:style-name="T3">P</text:span></text:p>
          <text:p text:style-name="P2"><text:span text:style-name="T3">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9.24cm" svg:height="4.9cm" svg:x="13.6cm" svg:y="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5.784cm" svg:height="4.585cm" svg:x="15.1cm" svg:y="2.2cm">
          <draw:text-box>
            <text:p><text:span text:style-name="T1">{</text:span></text:p>
            <text:p><text:span text:style-name="T1"><text:s text:c="4"/></text:span><text:span text:style-name="T1">"name" : "John Doe",</text:span></text:p>
            <text:p><text:span text:style-name="T1"><text:s text:c="4"/></text:span><text:span text:style-name="T1">"number" : "1234",</text:span></text:p>
            <text:p><text:span text:style-name="T1"><text:s text:c="4"/></text:span><text:span text:style-name="T1">"context" : "default ",</text:span></text:p>
            <text:p><text:span text:style-name="T1"><text:s text:c="4"/></text:span><text:span text:style-name="T1">"password" : "256842",</text:span></text:p>
            <text:p><text:span text:style-name="T1"><text:s text:c="4"/></text:span><text:span text:style-name="T1">"email" : "</text:span><text:span text:style-name="T1"><text:a xlink:href="mailto:john.doe@xivo.io">john.doe@xivo.io</text:a></text:span><text:span text:style-name="T1">",</text:span></text:p>
            <text:p><text:span text:style-name="T1"><text:s text:c="4"/></text:span><text:span text:style-name="T1">"max_messages" : "25",</text:span></text:p>
            <text:p><text:span text:style-name="T1"><text:s text:c="4"/></text:span><text:span text:style-name="T1">"attach_audio" : False,</text:span></text:p>
            <text:p><text:span text:style-name="T1"><text:s text:c="4"/></text:span><text:span text:style-name="T1">"delete_messages" : False,</text:span></text:p>
            <text:p><text:span text:style-name="T1"><text:s text:c="4"/></text:span><text:span text:style-name="T1">"ask_password" : True</text:span></text:p>
            <text:p><text:span text:style-name="T1">}</text:span></text:p>
          </draw:text-box>
        </draw:frame>
        <draw:custom-shape draw:style-name="gr7" draw:text-style-name="P1" draw:layer="layout" svg:width="8.5cm" svg:height="6.1cm" svg:x="4.5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5cm" svg:height="0.8cm" svg:x="6.799cm" svg:y="5.75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7" draw:layer="layout" svg:width="8.3cm" svg:height="5.767cm" svg:x="5.8cm" svg:y="5.463cm">
          <draw:text-box>
            <text:p><text:span text:style-name="T1">{</text:span></text:p>
            <text:p><text:span text:style-name="T1"><text:s text:c="4"/></text:span><text:span text:style-name="T1">"id" : 1,</text:span></text:p>
            <text:p><text:span text:style-name="T1"><text:s text:c="4"/></text:span><text:span text:style-name="T1">"name" : "John Doe",</text:span></text:p>
            <text:p><text:span text:style-name="T1"><text:s text:c="4"/></text:span><text:span text:style-name="T1">"number" : "1234",</text:span></text:p>
            <text:p><text:span text:style-name="T1"><text:s text:c="4"/></text:span><text:span text:style-name="T1">"context" : "default",</text:span></text:p>
            <text:p><text:span text:style-name="T1"><text:s text:c="4"/></text:span><text:span text:style-name="T1">"password" : "256842",</text:span></text:p>
            <text:p><text:span text:style-name="T1"><text:s text:c="4"/></text:span><text:span text:style-name="T1">"email" : "</text:span><text:span text:style-name="T1"><text:a xlink:href="mailto:john.doe@xivo.io">john.doe@xivo.io</text:a></text:span><text:span text:style-name="T1">"</text:span></text:p>
            <text:p><text:span text:style-name="T1"><text:s text:c="4"/></text:span><text:span text:style-name="T1">"language" : null,</text:span></text:p>
            <text:p><text:span text:style-name="T1"><text:s text:c="4"/></text:span><text:span text:style-name="T1">"timezone" : null,</text:span></text:p>
            <text:p><text:span text:style-name="T1"><text:s text:c="4"/></text:span><text:span text:style-name="T1">"max_messages" : "25",</text:span></text:p>
            <text:p><text:span text:style-name="T1"><text:s text:c="4"/></text:span><text:span text:style-name="T1">"attach_audio" : false,</text:span></text:p>
            <text:p><text:span text:style-name="T1"><text:s text:c="4"/></text:span><text:span text:style-name="T1">"delete_messages" : false,</text:span></text:p>
            <text:p><text:span text:style-name="T1"><text:s text:c="4"/></text:span><text:span text:style-name="T1">"ask_password" : true</text:span></text:p>
            <text:p><text:span text:style-name="T1">}</text:span></text:p>
          </draw:text-box>
        </draw:frame>
        <draw:custom-shape draw:style-name="gr10" draw:text-style-name="P8" draw:layer="layout" svg:width="2.9cm" svg:height="0.5cm" svg:x="4.7cm" svg:y="4.3cm">
          <text:p text:style-name="P2"><text:span text:style-name="T4">Create voicema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9cm" svg:y1="4.527cm" svg:x2="4.5cm" svg:y2="4.527cm">
          <text:p/>
        </draw:line>
        <draw:line draw:style-name="gr11" draw:text-style-name="P1" draw:layer="layout" svg:x1="22.89cm" svg:y1="4.602cm" svg:x2="25.14cm" svg:y2="4.602cm">
          <text:p/>
        </draw:line>
        <draw:line draw:style-name="gr12" draw:text-style-name="P1" draw:layer="layout" svg:x1="25.2cm" svg:y1="7.5cm" svg:x2="13cm" svg:y2="7.5cm">
          <text:p/>
        </draw:line>
        <draw:line draw:style-name="gr12" draw:text-style-name="P1" draw:layer="layout" svg:x1="4.5cm" svg:y1="7.375cm" svg:x2="2.9cm" svg:y2="7.375cm">
          <text:p/>
        </draw:line>
        <draw:custom-shape draw:style-name="gr10" draw:text-style-name="P8" draw:layer="layout" svg:width="2.9cm" svg:height="0.5cm" svg:x="19.099cm" svg:y="6.499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9cm" svg:height="0.5cm" svg:x="9.225cm" svg:y="10.891cm">
          <text:p text:style-name="P2"><text:span text:style-name="T4">Example respo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12.95cm" svg:y1="14.4cm" svg:x2="13.45cm" svg:y2="14.4cm">
          <text:p/>
        </draw:line>
        <draw:custom-shape draw:style-name="gr13" draw:text-style-name="P3" draw:layer="layout" svg:width="8.526cm" svg:height="1.25cm" svg:x="4.424cm" svg:y="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2.7cm" svg:y1="14.602cm" svg:x2="25.15cm" svg:y2="14.602cm">
          <text:p/>
        </draw:line>
        <draw:custom-shape draw:style-name="gr14" draw:text-style-name="P1" draw:layer="layout" svg:width="9.24cm" svg:height="1.55cm" svg:x="13.45cm" svg:y="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5cm" svg:height="0.8cm" svg:x="17.848cm" svg:y="14.04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6" draw:layer="layout" svg:width="3.837cm" svg:height="1.433cm" svg:x="14.95cm" svg:y="13.8cm">
          <draw:text-box>
            <text:p><text:span text:style-name="T1">{</text:span></text:p>
            <text:p><text:span text:style-name="T1"><text:s text:c="4"/></text:span><text:span text:style-name="T1">"voicemail_id" : 1</text:span></text:p>
            <text:p><text:span text:style-name="T1">}</text:span></text:p>
          </draw:text-box>
        </draw:frame>
        <draw:custom-shape draw:style-name="gr10" draw:text-style-name="P8" draw:layer="layout" svg:width="5.1cm" svg:height="0.5cm" svg:x="4.55cm" svg:y="13.9cm">
          <text:p text:style-name="P2"><text:span text:style-name="T4">Associate a User to a Voicema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85cm" svg:y1="14.427cm" svg:x2="4.35cm" svg:y2="14.427cm">
          <text:p/>
        </draw:line>
        <draw:custom-shape draw:style-name="gr10" draw:text-style-name="P8" draw:layer="layout" svg:width="2.9cm" svg:height="0.5cm" svg:x="19.598cm" svg:y="14.74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1.5cm" svg:height="0.8cm" svg:x="8.798cm" svg:y="14.35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6" draw:layer="layout" svg:width="5.557cm" svg:height="0.645cm" svg:x="6.151cm" svg:y="14.45cm">
          <draw:text-box>
            <text:p text:style-name="P2"><text:span text:style-name="T1">POST /1.1/users/944/voicemail</text:span></text:p>
          </draw:text-box>
        </draw:frame>
        <draw:custom-shape draw:style-name="gr7" draw:text-style-name="P1" draw:layer="layout" svg:width="8.5cm" svg:height="4.1cm" svg:x="4.4cm" svg:y="1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1.5cm" svg:height="0.8cm" svg:x="7.629cm" svg:y="16.07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1" draw:layer="layout" svg:width="1.5cm" svg:height="0.8cm" svg:x="8.547cm" svg:y="15.64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6" draw:text-style-name="P7" draw:layer="layout" svg:width="4.3cm" svg:height="2.537cm" svg:x="5.6cm" svg:y="15.363cm">
          <draw:text-box>
            <text:p><text:span text:style-name="T1">{</text:span></text:p>
            <text:p><text:span text:style-name="T1"><text:s text:c="4"/></text:span><text:span text:style-name="T1">"voicemail_id" : 1,</text:span></text:p>
            <text:p><text:span text:style-name="T1"><text:s text:c="4"/></text:span><text:span text:style-name="T1">"user_id" : 944,</text:span></text:p>
            <text:p><text:span text:style-name="T1"><text:s text:c="4"/></text:span><text:span text:style-name="T1">"enabled" : true</text:span></text:p>
            <text:p><text:span text:style-name="T1">}</text:span></text:p>
          </draw:text-box>
        </draw:frame>
        <draw:line draw:style-name="gr12" draw:text-style-name="P1" draw:layer="layout" svg:x1="25.14cm" svg:y1="16.4cm" svg:x2="12.94cm" svg:y2="16.4cm">
          <text:p/>
        </draw:line>
        <draw:line draw:style-name="gr12" draw:text-style-name="P1" draw:layer="layout" svg:x1="4.42cm" svg:y1="16.375cm" svg:x2="2.82cm" svg:y2="16.375cm">
          <text:p/>
        </draw:line>
        <draw:custom-shape draw:style-name="gr10" draw:text-style-name="P8" draw:layer="layout" svg:width="2.9cm" svg:height="0.5cm" svg:x="9.374cm" svg:y="18.787cm">
          <text:p text:style-name="P2"><text:span text:style-name="T4">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richard </meta:initial-creator>
    <meta:creation-date>2014-06-03T09:03:40</meta:creation-date>
    <dc:date>2014-07-15T09:44:45</dc:date>
    <dc:creator>prichard </dc:creator>
    <meta:editing-duration>PT1H33M16S</meta:editing-duration>
    <meta:editing-cycles>9</meta:editing-cycles>
    <meta:generator>LibreOffice/3.5$Linux_X86_64 LibreOffice_project/350m1$Build-2</meta:generator>
    <meta:document-statistic meta:object-count="34"/>
  </office:meta>
</office:document-meta>
</file>